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43a40" style:font-name="apple-system" fo:font-size="16.5pt" fo:letter-spacing="normal" fo:font-style="normal" fo:font-weight="normal"/>
    </style:style>
    <style:style style:name="P2" style:family="paragraph" style:parent-style-name="Text_20_body">
      <style:paragraph-properties fo:margin-top="0cm" fo:margin-bottom="0.247cm" loext:contextual-spacing="false" fo:text-align="start" style:justify-single-word="false" fo:orphans="2" fo:widows="2"/>
      <style:text-properties fo:font-variant="normal" fo:text-transform="none" fo:color="#343a40" style:font-name="apple-system" fo:font-size="16.5pt" fo:letter-spacing="normal" fo:font-style="normal" fo:font-weight="normal"/>
    </style:style>
    <style:style style:name="P3" style:family="paragraph" style:parent-style-name="Text_20_body" style:list-style-name="L1">
      <style:paragraph-properties fo:margin-top="0cm" fo:margin-bottom="0.247cm" loext:contextual-spacing="false" fo:text-align="start" style:justify-single-word="false" fo:orphans="2" fo:widows="2"/>
      <style:text-properties fo:font-variant="normal" fo:text-transform="none" fo:color="#343a40" style:font-name="apple-system" fo:font-size="16.5pt" fo:letter-spacing="normal" fo:font-style="normal" fo:font-weight="normal"/>
    </style:style>
    <style:style style:name="P4" style:family="paragraph" style:parent-style-name="Text_20_body" style:list-style-name="L1">
      <style:paragraph-properties fo:margin-top="0cm" fo:margin-bottom="0.247cm" loext:contextual-spacing="false" fo:text-align="start" style:justify-single-word="false" fo:orphans="2" fo:widows="2"/>
      <style:text-properties fo:font-variant="normal" fo:text-transform="none" fo:color="#343a40" style:font-name="apple-system" fo:font-size="16.5pt" fo:letter-spacing="normal" fo:font-style="normal" fo:font-weight="normal" fo:background-color="#72bf44"/>
    </style:style>
    <style:style style:name="P5" style:family="paragraph" style:parent-style-name="Heading_20_2">
      <style:text-properties fo:font-variant="normal" fo:text-transform="none" fo:color="#343a40" style:font-name="apple-system" fo:letter-spacing="normal" fo:font-style="normal" fo:font-weight="normal"/>
    </style:style>
    <style:style style:name="T1" style:family="text">
      <style:text-properties officeooo:rsid="000b9fce"/>
    </style:style>
    <style:style style:name="T2" style:family="text">
      <style:text-properties fo:background-color="#fff200" loext:char-shading-value="0"/>
    </style:style>
    <style:style style:name="T3" style:family="text">
      <style:text-properties officeooo:rsid="000b9fce" fo:background-color="#fff200" loext:char-shading-value="0"/>
    </style:style>
    <style:style style:name="T4" style:family="text">
      <style:text-properties officeooo:rsid="000b9fce" fo:background-color="#fff200" loext:char-shading-value="0"/>
    </style:style>
    <style:style style:name="T5" style:family="text">
      <style:text-properties fo:background-color="#fff200" loext:char-shading-value="0"/>
    </style:style>
    <style:style style:name="T6" style:family="text">
      <style:text-properties fo:background-color="#72bf44" loext:char-shading-value="0"/>
    </style:style>
    <style:style style:name="T7" style:family="text">
      <style:text-properties fo:background-color="#72bf44" loext:char-shading-value="0"/>
    </style:style>
    <style:style style:name="T8" style:family="text">
      <style:text-properties style:text-underline-style="solid" style:text-underline-width="auto" style:text-underline-color="font-color"/>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U5 - Entregable 2021</text:h>
      <text:section text:style-name="Sect1" text:name="intro">
        <text:p text:style-name="P1">Desarrolla una web que te permita generar tus propias tablas de manera dinámica.</text:p>
        <text:p text:style-name="P2">La web tendrá los siguientes elementos que servirán para que el usuario pueda introducir los datos de la tabla y generarla</text:p>
        <text:list xml:id="list760592952" text:style-name="L1">
          <text:list-item>
            <text:p text:style-name="P4">Un input de tipo texto para la cantidad de columnas. El  usuario introduce el número de columnas que tendrá la tabla.</text:p>
          </text:list-item>
          <text:list-item>
            <text:p text:style-name="P4">Un input de tipo texto para la cantidad de filas. El  usuario introduce el número de filas que tendrá la tabla.</text:p>
          </text:list-item>
          <text:list-item>
            <text:p text:style-name="P4">Un checkbox para introducir o no un header. Si el usuario lo marca, se generarán adicionalmente tantos inputs como columnas tenga el usuario introducido en el primer input. Servirán para introducir los títulos de cabecera de cada una de las columnas de la tabla.</text:p>
          </text:list-item>
          <text:list-item>
            <text:p text:style-name="P3"><text:span text:style-name="T7">Un input de texto para valor por defecto. Si el usuario lo rellena, todas las celdas de la tabla estarán rellenas con este texto.</text:span><text:span text:style-name="T5"> //</text:span><text:span text:style-name="T4">si quieres que todas las celdas se rellenen con el valor por defecto en ese input</text:span></text:p>
          </text:list-item>
          <text:list-item>
            <text:p text:style-name="P4">Un input de texto para grosor del borde. El usuario introduce el grosor del <text:span text:style-name="T8">borde que tendrá la tabla</text:span>.</text:p>
          </text:list-item>
          <text:list-item>
            <text:p text:style-name="P3">U<text:span text:style-name="T7">n seleccionable para elegir entre cuatro colores de borde. El usuario elige una de las opciones de color de borde. Por defecto estará seleccionado negro.</text:span></text:p>
          </text:list-item>
          <text:list-item>
            <text:p text:style-name="P4"><text:soft-page-break/>Un botón generar, que servirá para generar la tabla con los datos introducidos anteriormente. La tabla estará separada del resto de elementos por una barra horizontal. Se generará dentro de un contenedor.</text:p>
          </text:list-item>
        </text:list>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9T17:30:24.468251781</meta:creation-date>
    <dc:date>2021-01-29T19:11:53.201255163</dc:date>
    <meta:editing-duration>PT20M48S</meta:editing-duration>
    <meta:editing-cycles>2</meta:editing-cycles>
    <meta:generator>LibreOffice/6.0.7.3$Linux_X86_64 LibreOffice_project/00m0$Build-3</meta:generator>
    <meta:document-statistic meta:table-count="0" meta:image-count="0" meta:object-count="0" meta:page-count="2" meta:paragraph-count="10" meta:word-count="247" meta:character-count="1392" meta:non-whitespace-character-count="1160"/>
  </office:meta>
</office:document-meta>
</file>